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602cm"/>
    </style:style>
    <style:style style:name="Table1.B" style:family="table-column">
      <style:table-column-properties style:column-width="10.906cm"/>
    </style:style>
    <style:style style:name="Table1.C" style:family="table-column">
      <style:table-column-properties style:column-width="3.0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3.134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791cm" table:align="left"/>
    </style:style>
    <style:style style:name="Table6.A" style:family="table-column">
      <style:table-column-properties style:column-width="8.795cm"/>
    </style:style>
    <style:style style:name="Table6.B" style:family="table-column">
      <style:table-column-properties style:column-width="1.99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bold" officeooo:paragraph-rsid="002da135" style:font-size-asian="14pt" style:font-weight-asian="bold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fo:font-size="14pt" fo:font-weight="bold" officeooo:rsid="0019742b" officeooo:paragraph-rsid="00206bc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font-size="14pt" fo:font-weight="bold" officeooo:rsid="0021e014" officeooo:paragraph-rsid="0021e014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size="14pt" fo:font-weight="bold" officeooo:rsid="003b4bc8" officeooo:paragraph-rsid="003b4bc8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4pt" fo:font-weight="bold" officeooo:rsid="003928e1" officeooo:paragraph-rsid="003928e1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bold" officeooo:rsid="0027c432" officeooo:paragraph-rsid="0027c432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paragraph-rsid="003472bd" style:font-size-asian="14pt" style:font-size-complex="14pt"/>
    </style:style>
    <style:style style:name="P11" style:family="paragraph" style:parent-style-name="Standard">
      <style:paragraph-properties fo:margin-left="1.27cm" fo:margin-right="0cm" fo:line-height="150%" fo:text-align="justify" style:justify-single-word="false" fo:text-indent="-0.635cm" style:auto-text-indent="false"/>
      <style:text-properties fo:font-size="14pt" officeooo:paragraph-rsid="000d66d1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0168da6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9742b" officeooo:paragraph-rsid="00206bcd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4pt" officeooo:rsid="0019742b" officeooo:paragraph-rsid="00206bcd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fo:font-size="14pt" officeooo:rsid="002a496c" officeooo:paragraph-rsid="002a496c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fo:font-size="14pt" officeooo:rsid="0027c432" officeooo:paragraph-rsid="0027c432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21e014" officeooo:paragraph-rsid="0021e014" style:font-size-asian="16pt" style:font-weight-asian="bold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21e014" officeooo:paragraph-rsid="002a496c" style:font-size-asian="16pt" style:font-weight-asian="bold" style:font-size-complex="16pt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12689b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1432df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0d66d1"/>
    </style:style>
    <style:style style:name="P22" style:family="paragraph" style:parent-style-name="Standard">
      <style:paragraph-properties fo:text-align="end" style:justify-single-word="false"/>
      <style:text-properties fo:font-size="10.5pt" fo:font-weight="bold" officeooo:rsid="002a496c" officeooo:paragraph-rsid="002a496c" style:font-size-asian="10.5pt" style:font-weight-asian="bold" style:font-size-complex="10.5pt"/>
    </style:style>
    <style:style style:name="P23" style:family="paragraph" style:parent-style-name="Standard">
      <style:paragraph-properties fo:line-height="150%" fo:text-align="justify" style:justify-single-word="false"/>
      <style:text-properties fo:font-size="12pt" officeooo:paragraph-rsid="002da135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size="12pt" officeooo:paragraph-rsid="000d66d1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365765" officeooo:paragraph-rsid="00365765" style:font-size-asian="12pt" style:font-size-complex="12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officeooo:rsid="00158df4" officeooo:paragraph-rsid="00158df4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bold" officeooo:rsid="00158df4" officeooo:paragraph-rsid="00158df4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334a96"/>
    </style:style>
    <style:style style:name="P29" style:family="paragraph" style:parent-style-name="Standard">
      <style:paragraph-properties fo:text-align="justify" style:justify-single-word="false"/>
      <style:text-properties officeooo:rsid="00334a96" officeooo:paragraph-rsid="00334a96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loext:opacity="100%" fo:font-size="12pt" fo:font-style="normal" fo:font-weight="normal" officeooo:rsid="001432df" officeooo:paragraph-rsid="0012689b" style:font-size-asian="12pt" style:font-style-asian="normal" style:font-weight-asian="normal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loext:opacity="100%" fo:font-size="12pt" fo:font-style="normal" fo:font-weight="normal" officeooo:rsid="001432df" officeooo:paragraph-rsid="003472bd" style:font-size-asian="12pt" style:font-style-asian="normal" style:font-weight-asian="normal" style:font-size-complex="12pt"/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color="#000000" loext:opacity="100%" fo:font-size="12pt" fo:font-style="normal" fo:font-weight="normal" officeooo:rsid="001432df" officeooo:paragraph-rsid="00206bcd" style:font-size-asian="12pt" style:font-style-asian="normal" style:font-weight-asian="normal" style:font-size-complex="12pt"/>
    </style:style>
    <style:style style:name="P3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fo:color="#000000" loext:opacity="100%" fo:font-size="12pt" fo:font-style="normal" fo:font-weight="normal" officeooo:rsid="001432df" officeooo:paragraph-rsid="00206bcd" style:font-size-asian="12pt" style:font-style-asian="normal" style:font-weight-asian="normal" style:font-size-complex="12pt"/>
    </style:style>
    <style:style style:name="P34" style:family="paragraph" style:parent-style-name="Text_20_body">
      <style:text-properties fo:color="#000000" loext:opacity="100%" fo:font-size="12pt" fo:font-style="normal" fo:font-weight="normal" officeooo:rsid="00237a58" officeooo:paragraph-rsid="001ec9dd" style:font-size-asian="12pt" style:font-style-asian="normal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fo:font-size="12pt" officeooo:rsid="00168da6" officeooo:paragraph-rsid="00168da6" style:font-size-asian="12pt" style:font-size-complex="12pt"/>
    </style:style>
    <style:style style:name="P36" style:family="paragraph" style:parent-style-name="Text_20_body">
      <style:text-properties fo:color="#000000" loext:opacity="100%" fo:font-size="14pt" fo:font-style="italic" fo:font-weight="bold" officeooo:paragraph-rsid="001ec9dd" style:font-size-asian="14pt" style:font-style-asian="italic" style:font-weight-asian="bold" style:font-size-complex="14pt"/>
    </style:style>
    <style:style style:name="P37" style:family="paragraph" style:parent-style-name="Text_20_body">
      <style:paragraph-properties fo:text-align="center" style:justify-single-word="false"/>
      <style:text-properties fo:color="#000000" loext:opacity="100%" fo:font-size="10.5pt" fo:font-style="normal" fo:font-weight="bold" officeooo:rsid="00237a58" officeooo:paragraph-rsid="001ec9dd" style:font-size-asian="10.5pt" style:font-style-asian="normal" style:font-weight-asian="bold" style:font-size-complex="10.5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rsid="00365765" officeooo:paragraph-rsid="00365765"/>
    </style:style>
    <style:style style:name="P39" style:family="paragraph" style:parent-style-name="Tabla">
      <style:paragraph-properties fo:keep-with-next="always"/>
    </style:style>
    <style:style style:name="P40" style:family="paragraph" style:parent-style-name="Table_20_Contents">
      <style:paragraph-properties fo:text-align="end" style:justify-single-word="false"/>
    </style:style>
    <style:style style:name="P41" style:family="paragraph" style:parent-style-name="Standard" style:master-page-name="Standard">
      <style:paragraph-properties fo:text-align="center" style:justify-single-word="false" style:page-number="1"/>
      <style:text-properties officeooo:paragraph-rsid="002a496c"/>
    </style:style>
    <style:style style:name="P42" style:family="paragraph" style:parent-style-name="Standard" style:list-style-name="L1">
      <style:paragraph-properties fo:line-height="150%" fo:text-align="justify" style:justify-single-word="false"/>
      <style:text-properties fo:font-size="12pt" style:font-size-asian="12pt" style:font-size-complex="12pt"/>
    </style:style>
    <style:style style:name="P43" style:family="paragraph" style:parent-style-name="Standard" style:list-style-name="L1">
      <style:paragraph-properties fo:line-height="150%" fo:text-align="justify" style:justify-single-word="false"/>
      <style:text-properties fo:font-size="12pt" officeooo:paragraph-rsid="002da135" style:font-size-asian="12pt" style:font-size-complex="12pt"/>
    </style:style>
    <style:style style:name="P44" style:family="paragraph" style:parent-style-name="Standard" style:list-style-name="L2">
      <style:paragraph-properties fo:line-height="150%" fo:text-align="justify" style:justify-single-word="false"/>
      <style:text-properties fo:font-size="12pt" officeooo:rsid="00158df4" officeooo:paragraph-rsid="00177033" style:font-size-asian="12pt" style:font-size-complex="12pt"/>
    </style:style>
    <style:style style:name="P45" style:family="paragraph" style:parent-style-name="Standard" style:list-style-name="L2">
      <style:paragraph-properties fo:line-height="150%" fo:text-align="justify" style:justify-single-word="false"/>
      <style:text-properties fo:font-size="12pt" officeooo:rsid="0038f264" officeooo:paragraph-rsid="0038f264" style:font-size-asian="12pt" style:font-size-complex="12pt"/>
    </style:style>
    <style:style style:name="P46" style:family="paragraph" style:parent-style-name="Standard" style:list-style-name="L3">
      <style:paragraph-properties fo:line-height="150%" fo:text-align="justify" style:justify-single-word="false"/>
      <style:text-properties fo:font-size="12pt" officeooo:rsid="00168da6" officeooo:paragraph-rsid="00168da6" style:font-size-asian="12pt" style:font-size-complex="12pt"/>
    </style:style>
    <style:style style:name="P47" style:family="paragraph" style:parent-style-name="Standard" style:list-style-name="L3">
      <style:paragraph-properties fo:line-height="150%" fo:text-align="justify" style:justify-single-word="false"/>
      <style:text-properties fo:font-size="12pt" officeooo:rsid="00168da6" officeooo:paragraph-rsid="001ae643" style:font-size-asian="12pt" style:font-size-complex="12pt"/>
    </style:style>
    <style:style style:name="P48" style:family="paragraph" style:parent-style-name="Standard" style:list-style-name="L2">
      <style:paragraph-properties fo:line-height="150%" fo:text-align="justify" style:justify-single-word="false"/>
      <style:text-properties officeooo:paragraph-rsid="00158df4"/>
    </style:style>
    <style:style style:name="P49" style:family="paragraph" style:parent-style-name="Standard" style:list-style-name="L2">
      <style:paragraph-properties fo:line-height="150%" fo:text-align="justify" style:justify-single-word="false"/>
      <style:text-properties officeooo:paragraph-rsid="00177033"/>
    </style:style>
    <style:style style:name="P50" style:family="paragraph" style:parent-style-name="Standard" style:list-style-name="L3">
      <style:paragraph-properties fo:line-height="150%" fo:text-align="justify" style:justify-single-word="false"/>
    </style:style>
    <style:style style:name="P51" style:family="paragraph" style:parent-style-name="Standard" style:list-style-name="L3">
      <style:paragraph-properties fo:line-height="150%" fo:text-align="justify" style:justify-single-word="false"/>
      <style:text-properties officeooo:paragraph-rsid="001ae643"/>
    </style:style>
    <style:style style:name="P52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3" style:family="paragraph">
      <style:paragraph-properties fo:text-align="center"/>
    </style:style>
    <style:style style:name="P54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34a96" style:font-style-asian="italic" style:font-style-complex="italic"/>
    </style:style>
    <style:style style:name="T3" style:family="text">
      <style:text-properties fo:font-style="italic" officeooo:rsid="003472bd" style:font-style-asian="italic" style:font-style-complex="italic"/>
    </style:style>
    <style:style style:name="T4" style:family="text">
      <style:text-properties fo:font-style="italic" officeooo:rsid="003928e1" style:font-style-asian="italic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68da6" style:font-size-asian="12pt" style:font-size-complex="12pt"/>
    </style:style>
    <style:style style:name="T7" style:family="text">
      <style:text-properties fo:font-size="12pt" officeooo:rsid="00158df4" style:font-size-asian="12pt" style:font-size-complex="12pt"/>
    </style:style>
    <style:style style:name="T8" style:family="text">
      <style:text-properties fo:font-size="12pt" officeooo:rsid="0021e014" style:font-size-asian="12pt" style:font-size-complex="12pt"/>
    </style:style>
    <style:style style:name="T9" style:family="text">
      <style:text-properties fo:font-size="12pt" officeooo:rsid="0017d0b7" style:font-size-asian="12pt" style:font-size-complex="12pt"/>
    </style:style>
    <style:style style:name="T10" style:family="text">
      <style:text-properties fo:font-size="12pt" officeooo:rsid="000d66d1" style:font-size-asian="12pt" style:font-size-complex="12pt"/>
    </style:style>
    <style:style style:name="T11" style:family="text">
      <style:text-properties fo:font-size="12pt" officeooo:rsid="002a496c" style:font-size-asian="12pt" style:font-size-complex="12pt"/>
    </style:style>
    <style:style style:name="T12" style:family="text">
      <style:text-properties fo:font-size="12pt" officeooo:rsid="0038f264" style:font-size-asian="12pt" style:font-size-complex="12pt"/>
    </style:style>
    <style:style style:name="T13" style:family="text">
      <style:text-properties fo:font-size="12pt" fo:font-style="italic" officeooo:rsid="000d66d1" style:font-size-asian="12pt" style:font-style-asian="italic" style:font-size-complex="12pt" style:font-style-complex="italic"/>
    </style:style>
    <style:style style:name="T14" style:family="text">
      <style:text-properties fo:font-size="12pt" fo:font-style="italic" officeooo:rsid="00237a58" style:font-size-asian="12pt" style:font-style-asian="italic" style:font-size-complex="12pt" style:font-style-complex="italic"/>
    </style:style>
    <style:style style:name="T15" style:family="text">
      <style:text-properties officeooo:rsid="00177033"/>
    </style:style>
    <style:style style:name="T16" style:family="text">
      <style:text-properties officeooo:rsid="00237a58"/>
    </style:style>
    <style:style style:name="T17" style:family="text">
      <style:text-properties fo:font-size="16pt" fo:font-weight="bold" officeooo:rsid="0021e014" style:font-size-asian="16pt" style:font-weight-asian="bold" style:font-size-complex="16pt"/>
    </style:style>
    <style:style style:name="T18" style:family="text">
      <style:text-properties fo:font-size="16pt" fo:font-weight="bold" officeooo:rsid="00237a58" style:font-size-asian="16pt" style:font-weight-asian="bold" style:font-size-complex="16pt"/>
    </style:style>
    <style:style style:name="T19" style:family="text">
      <style:text-properties fo:font-size="16pt" fo:font-weight="bold" officeooo:rsid="002a496c" style:font-size-asian="16pt" style:font-weight-asian="bold" style:font-size-complex="16pt"/>
    </style:style>
    <style:style style:name="T20" style:family="text">
      <style:text-properties fo:color="#000000" loext:opacity="100%" fo:font-size="12pt" fo:font-style="normal" fo:font-weight="normal" officeooo:rsid="0012689b" style:font-size-asian="12pt" style:font-style-asian="normal" style:font-weight-asian="normal" style:font-size-complex="12pt"/>
    </style:style>
    <style:style style:name="T21" style:family="text">
      <style:text-properties fo:color="#000000" loext:opacity="100%" fo:font-size="12pt" fo:font-style="normal" fo:font-weight="normal" officeooo:rsid="00263a5d" style:font-size-asian="12pt" style:font-style-asian="normal" style:font-weight-asian="normal" style:font-size-complex="12pt"/>
    </style:style>
    <style:style style:name="T22" style:family="text">
      <style:text-properties fo:color="#000000" loext:opacity="100%" fo:font-size="12pt" fo:font-style="normal" fo:font-weight="normal" officeooo:rsid="001432df" style:font-size-asian="12pt" style:font-style-asian="normal" style:font-weight-asian="normal" style:font-size-complex="12pt"/>
    </style:style>
    <style:style style:name="T23" style:family="text">
      <style:text-properties fo:color="#000000" loext:opacity="100%" fo:font-size="12pt" fo:font-style="normal" fo:font-weight="normal" officeooo:rsid="0027c432" style:font-size-asian="12pt" style:font-style-asian="normal" style:font-weight-asian="normal" style:font-size-complex="12pt"/>
    </style:style>
    <style:style style:name="T24" style:family="text">
      <style:text-properties fo:color="#000000" loext:opacity="100%" fo:font-size="12pt" fo:font-style="normal" fo:font-weight="normal" officeooo:rsid="003472bd" style:font-size-asian="12pt" style:font-style-asian="normal" style:font-weight-asian="normal" style:font-size-complex="12pt"/>
    </style:style>
    <style:style style:name="T25" style:family="text">
      <style:text-properties officeooo:rsid="002a496c"/>
    </style:style>
    <style:style style:name="T26" style:family="text">
      <style:text-properties officeooo:rsid="00334a96"/>
    </style:style>
    <style:style style:name="T27" style:family="text">
      <style:text-properties officeooo:rsid="003472bd"/>
    </style:style>
    <style:style style:name="T28" style:family="text">
      <style:text-properties officeooo:rsid="0037281e"/>
    </style:style>
    <style:style style:name="T29" style:family="text">
      <style:text-properties officeooo:rsid="003928e1"/>
    </style:style>
    <style:style style:name="T30" style:family="text">
      <style:text-properties officeooo:rsid="003a9fc8"/>
    </style:style>
    <style:style style:name="T31" style:family="text">
      <style:text-properties fo:font-weight="bold" style:font-weight-asian="bold"/>
    </style:style>
    <style:style style:name="T32" style:family="text">
      <style:text-properties officeooo:rsid="003da3cc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505cm" fo:min-width="4.22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505cm" fo:min-width="4.66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505cm" fo:min-width="4.2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la"/>
      </text:sequence-decls>
      <text:p text:style-name="P41"><text:span text:style-name="T17">Gramática </text:span><text:span text:style-name="T18">de <text:s/>un lenguaje </text:span><text:span text:style-name="T19">loco</text:span></text:p>
      <text:p text:style-name="P17">Curso Compiladores e Interpretes</text:p>
      <text:p text:style-name="P18">Especificación de Proyecto</text:p>
      <text:p text:style-name="P18"/>
      <text:p text:style-name="P22">por <text:s/>Aurelio Sanabria</text:p>
      <text:p text:style-name="P9"/>
      <text:p text:style-name="P1"/>
      <text:p text:style-name="P2">Motivación</text:p>
      <text:p text:style-name="P2"/>
      <text:p text:style-name="P28"><text:span text:style-name="T26">El proceso de análisis léxico comprende tres etapas exploración (</text:span><text:span text:style-name="T2">Scanning</text:span><text:span text:style-name="T26">), análisis (</text:span><text:span text:style-name="T2">Parsing</text:span><text:span text:style-name="T26">) y representación (AST). </text:span>La primera etapa de análisis tiene como objetivo leer una entrada y devolver una secuencia de componentes léxicos (<text:span text:style-name="T1">Tokens</text:span>) para que estos puedan ser utilizados durante <text:span text:style-name="T26">la etapa de análisis</text:span>. </text:p>
      <text:p text:style-name="P29"/>
      <text:p text:style-name="P28"><text:span text:style-name="T26">Este proceso nos permite verificar que el lenguaje que contiene un archivo de texto corresponde con nuestra gramática a nivel de las reglas generadoras mas básicas. El correcto funcionamiento de un explorador (</text:span><text:span text:style-name="T2">Scanner</text:span><text:span text:style-name="T26">) nos permite identificar errores tales como el uso de símbolos inexistentes en nuestro lenguaje.</text:span></text:p>
      <text:p text:style-name="P29"/>
      <text:p text:style-name="P2">Objetivos Formativos</text:p>
      <text:p text:style-name="P24"/>
      <text:p text:style-name="P21"><text:span text:style-name="T9">E</text:span><text:span text:style-name="T10">l presente proyecto tiene correspondencia con los siguientes objetivos específicos establecidos en el programa del curso de </text:span><text:span text:style-name="T14">Compiladores e interpretes</text:span><text:span text:style-name="T13"> </text:span><text:span text:style-name="T10">(presentado al inicio del semestre):</text:span></text:p>
      <text:p text:style-name="P11"/>
      <text:list xml:id="list3900125432" text:style-name="L1">
        <text:list-item>
          <text:p text:style-name="P42">1. identificar los principales problemas relacionados con la implementación de lenguajes de programación</text:p>
        </text:list-item>
        <text:list-item>
          <text:p text:style-name="P43">2. Comprender principios y métodos para implementar lenguajes de programación</text:p>
        </text:list-item>
      </text:list>
      <text:p text:style-name="P23"/>
      <text:p text:style-name="P3"><text:span text:style-name="T16">E</text:span>specificación del proyecto</text:p>
      <text:p text:style-name="P34"/>
      <text:p text:style-name="P34">Se debe implementar <text:s/><text:span text:style-name="T27">la primera etapa de un </text:span>analizador léxico, <text:span text:style-name="T27">conocida como de exploración</text:span> (<text:span text:style-name="T1">scanner</text:span>) para el lenguaje d<text:span text:style-name="T27">iseñado por cada grupo.</text:span> Este debe identificar los <text:span text:style-name="T27">componentes léxicos (</text:span><text:span text:style-name="T1">tokens</text:span><text:span text:style-name="T27">)</text:span> presentes en un archivo de texto y validar si estos son validos para el lenguaje <text:span text:style-name="T27">en cuestión</text:span>. En caso <text:span text:style-name="T27">de ser necesario </text:span>deben retornar errores tan específicos como les sea posibles.</text:p>
      <text:p text:style-name="P34">Lo<text:span text:style-name="T27">s componentes léxicos (</text:span><text:span text:style-name="T3">tokens</text:span><text:span text:style-name="T27">)</text:span> <text:s/>identificados se deben imprimir en pantalla de la siguiente forma:</text:p>
      <text:p text:style-name="P37">&lt;"<text:span text:style-name="T27">T</text:span>ipo de <text:span text:style-name="T27">componente léxico</text:span>", "<text:span text:style-name="T27">T</text:span>exto del <text:span text:style-name="T27">componente léxico</text:span>", “<text:span text:style-name="T27">Atributos adicionales del componente”</text:span>&gt;</text:p>
      <text:p text:style-name="P36"><text:soft-page-break/>Metodología</text:p>
      <text:p text:style-name="P19"><text:span text:style-name="T20">Se espera que </text:span><text:span text:style-name="T24">cada grupo</text:span><text:span text:style-name="T20"> </text:span><text:span text:style-name="T22">tome un tiempo para que, de forma creativa, se plantee como podría solucionar el problema utilizando para esto papel y lápiz, dibujos, esquemas y diagramas que no debe entregar pero que son recomendables hacer. </text:span><text:span text:style-name="T21"><text:s/></text:span><text:span text:style-name="T23">Adicionalmente se puede seguir una estructura por etapas tal como se sugiere en la Figura 1.</text:span></text:p>
      <text:p text:style-name="P30"><draw:line text:anchor-type="paragraph" draw:z-index="2" draw:name="Shape2" draw:style-name="gr1" draw:text-style-name="P53" svg:x1="14.633cm" svg:y1="0.975cm" svg:x2="14.633cm" svg:y2="0.097cm"><text:p/></draw:line><draw:line text:anchor-type="paragraph" draw:z-index="3" draw:name="Shape3" draw:style-name="gr1" draw:text-style-name="P53" svg:x1="14.633cm" svg:y1="0.097cm" svg:x2="1.792cm" svg:y2="0.115cm"><text:p/></draw:line><draw:line text:anchor-type="paragraph" draw:z-index="4" draw:name="Shape4_0" draw:style-name="gr1" draw:text-style-name="P53" svg:x1="1.793cm" svg:y1="0.115cm" svg:x2="1.782cm" svg:y2="0.946cm"><text:p/></draw:line></text:p>
      <text:p text:style-name="P20"><draw:frame draw:style-name="fr1" draw:name="Frame1" text:anchor-type="paragraph" svg:x="0cm" svg:y="0.002cm" svg:width="17.129cm" draw:z-index="0"><draw:text-box fo:min-height="1.949cm"><text:p text:style-name="Figura"><draw:g text:anchor-type="paragraph" draw:z-index="1" draw:name="Shape1" draw:style-name="gr2"><draw:custom-shape draw:name="Shape1" draw:style-name="gr3" draw:text-style-name="P55" xml:id="id1" draw:id="id1" svg:width="4.91cm" svg:height="1.943cm" svg:x="0.004cm" svg:y="0cm"><text:p text:style-name="P54"><text:span text:style-name="T33">Construir el explorad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_1" draw:style-name="gr4" draw:text-style-name="P55" xml:id="id2" draw:id="id2" svg:width="5.351cm" svg:height="1.943cm" svg:x="5.939cm" svg:y="0cm"><text:p text:style-name="P54"><text:span text:style-name="T33">Verificar <text:s/>contra</text:span></text:p><text:p text:style-name="P54"><text:span text:style-name="T33">ejemplos de código</text:span></text:p><text:p text:style-name="P54"><text:span text:style-name="T33">en su lenguaje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_0" draw:style-name="gr5" draw:text-style-name="P55" xml:id="id3" draw:id="id3" svg:width="4.911cm" svg:height="1.943cm" svg:x="12.214cm" svg:y="0cm"><text:p text:style-name="P54"><text:span text:style-name="T33">Modificar lo gramátic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6" draw:text-style-name="P56" draw:type="line" svg:x1="4.913cm" svg:y1="0.97cm" svg:x2="5.94cm" svg:y2="0.97cm" draw:start-shape="id1" draw:start-glue-point="1" draw:end-shape="id2" draw:end-glue-point="3" svg:d="M4913 970h1027" svg:viewBox="0 0 1028 2"><text:p/></draw:connector><draw:connector draw:style-name="gr6" draw:text-style-name="P56" draw:type="line" svg:x1="11.289cm" svg:y1="0.97cm" svg:x2="12.213cm" svg:y2="0.97cm" draw:start-shape="id2" draw:start-glue-point="1" draw:end-shape="id3" draw:end-glue-point="3" svg:d="M11289 970h924" svg:viewBox="0 0 926 2"><text:p/></draw:connector></draw:g>Figura <text:sequence text:ref-name="refFigura0" text:name="Figura" text:formula="ooow:Figura+1" style:num-format="1">1</text:sequence>: Propuesta de etapas de desarrollo</text:p></draw:text-box></draw:frame></text:p>
      <text:p text:style-name="P20"/>
      <text:p text:style-name="P20"/>
      <text:p text:style-name="P20"/>
      <text:p text:style-name="P10"><text:s/></text:p>
      <text:p text:style-name="P10"><text:span text:style-name="T22">Se pueden discutir ideas, pros y contras, algoritmos, estrategias, recursos de internet u otros con lxs compañerxs pero NO SE PERMITE EL PLAGIO, </text:span><text:span text:style-name="T21">s</text:span><text:span text:style-name="T22">i se detecta el plagio se asigna nota de 0 y se pierde la buena voluntad del profesor. </text:span></text:p>
      <text:p text:style-name="P31"/>
      <text:p text:style-name="P2">Rúbrica</text:p>
      <text:p text:style-name="P33">El proyecto se calificará de cuerdo a rubros expuestos en la tabla 1, la columna “Descripción” expone los criterios de excelencia para cada rubro, cada rubro se calificará de acuerdo a lo designado en la Tabla 2. Estos rubros serán negociados en clase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9"><text:soft-page-break/>Tabla <text:sequence text:ref-name="refTabla0" text:name="Tabla" text:formula="ooow:Tabla+1" style:num-format="1">1</text:sequence>: Rubros de calificación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52457097520">
          <table:table-cell table:style-name="Table1.A1" office:value-type="string">
            <text:p text:style-name="P4">Rubro</text:p>
          </table:table-cell>
          <table:table-cell table:style-name="Table1.A1" office:value-type="string">
            <text:p text:style-name="P4">Descripción</text:p>
          </table:table-cell>
          <table:table-cell table:style-name="Table1.C1" office:value-type="string">
            <text:p text:style-name="P6">Puntuación (base 100)</text:p>
          </table:table-cell>
        </table:table-row>
        <table:table-row table:style-name="TableLine94052457396064">
          <table:table-cell table:style-name="Table1.A2" office:value-type="string">
            <text:p text:style-name="P7">Demostración y discusión</text:p>
          </table:table-cell>
          <table:table-cell table:style-name="Table1.A2" office:value-type="string">
            <text:p text:style-name="P16">Se logra explicar la forma en que se creó el <text:span text:style-name="T30">explorador.</text:span> y la teoría utilizada en el avance.</text:p>
          </table:table-cell>
          <table:table-cell table:style-name="Table1.C2" office:value-type="float" office:value="7.5">
            <text:p text:style-name="P40">7,5</text:p>
          </table:table-cell>
        </table:table-row>
        <table:table-row table:style-name="TableLine94052457398256">
          <table:table-cell table:style-name="Table1.A2" office:value-type="string">
            <text:p text:style-name="P8">Lecciones aprendidas</text:p>
          </table:table-cell>
          <table:table-cell table:style-name="Table1.A2" office:value-type="string">
            <text:p text:style-name="P16"><text:span text:style-name="T32">Mínimo u</text:span>n párrafo por participante del grupo, con lecciones aprendidas. <text:span text:style-name="T30">En un documento formal con portada en formato no privativo o PDF.</text:span></text:p>
          </table:table-cell>
          <table:table-cell table:style-name="Table1.C2" office:value-type="float" office:value="15">
            <text:p text:style-name="P40">15</text:p>
          </table:table-cell>
        </table:table-row>
        <table:table-row table:style-name="TableLine94052457399584">
          <table:table-cell table:style-name="Table1.A2" office:value-type="string">
            <text:p text:style-name="P8">Calidad de código / Documentación interna</text:p>
          </table:table-cell>
          <table:table-cell table:style-name="Table1.A2" office:value-type="string">
            <text:p text:style-name="P16">Nombres significativos, documentación interno clara y completa, todas las funciones cuentan con comentario y los archivos tienen comentario al inicio. Se cuenta con un README en el <text:span text:style-name="T28">repositorio</text:span> que describe la distribución del carpetas y <text:span text:style-name="T28">archivos</text:span> de código.</text:p>
          </table:table-cell>
          <table:table-cell table:style-name="Table1.C2" office:value-type="float" office:value="15">
            <text:p text:style-name="P40">15</text:p>
          </table:table-cell>
        </table:table-row>
        <table:table-row table:style-name="TableLine94052457400960">
          <table:table-cell table:style-name="Table1.A2" office:value-type="string">
            <text:p text:style-name="P8">Creación de <text:span text:style-name="T29">componentes léxicos </text:span><text:span text:style-name="T4">(tokens)</text:span> correcta</text:p>
          </table:table-cell>
          <table:table-cell table:style-name="Table1.A2" office:value-type="string">
            <text:p text:style-name="P15">Las salidas del proyecto corresponde con la especificación del proyecto, la gramática y el ejemplo de entrada provisto por el grupo. </text:p>
          </table:table-cell>
          <table:table-cell table:style-name="Table1.C2" office:value-type="float" office:value="15">
            <text:p text:style-name="P40">15</text:p>
          </table:table-cell>
        </table:table-row>
        <table:table-row table:style-name="TableLine94052457402528">
          <table:table-cell table:style-name="Table1.A2" office:value-type="string">
            <text:p text:style-name="P8">Pruebas</text:p>
          </table:table-cell>
          <table:table-cell table:style-name="Table1.A2" office:value-type="string">
            <text:p text:style-name="P15">Demuestran diferentes aspectos del funcionamiento del programa (<text:span text:style-name="T28">funcionalidad</text:span> correcta y errores).</text:p>
          </table:table-cell>
          <table:table-cell table:style-name="Table1.C2" office:value-type="float" office:value="10">
            <text:p text:style-name="P40">10</text:p>
          </table:table-cell>
        </table:table-row>
        <table:table-row table:style-name="TableLine94052457404288">
          <table:table-cell table:style-name="Table1.A2" office:value-type="string">
            <text:p text:style-name="P8">Manejo de errores</text:p>
          </table:table-cell>
          <table:table-cell table:style-name="Table1.A2" office:value-type="string">
            <text:p text:style-name="P15">Se presentan errores, los errores permiten identificar el tipo de error y la posición del mismo. El formato del mensaje es entendible.</text:p>
          </table:table-cell>
          <table:table-cell table:style-name="Table1.C2" office:value-type="float" office:value="15">
            <text:p text:style-name="P40">15</text:p>
          </table:table-cell>
        </table:table-row>
        <table:table-row table:style-name="TableLine94052457405776">
          <table:table-cell table:style-name="Table1.A2" office:value-type="string">
            <text:p text:style-name="P8">Completitud del proyecto</text:p>
          </table:table-cell>
          <table:table-cell table:style-name="Table1.A2" office:value-type="string">
            <text:p text:style-name="P15">Se logro completar los objetivos propuestos en el documento propuesto por el <text:span text:style-name="T32">votán</text:span>.</text:p>
          </table:table-cell>
          <table:table-cell table:style-name="Table1.C2" office:value-type="float" office:value="10">
            <text:p text:style-name="P40">10</text:p>
          </table:table-cell>
        </table:table-row>
        <table:table-row table:style-name="Table1.9">
          <table:table-cell table:style-name="Table1.A2" office:value-type="string">
            <text:p text:style-name="P8">Salud mental / Amor propio / Diversión / Crecimiento personal</text:p>
          </table:table-cell>
          <table:table-cell table:style-name="Table1.A2" office:value-type="string">
            <text:p text:style-name="P15">Autoevaluación hecha por lxs integrantes del equipo de trabajo. <text:span text:style-name="T30">Esto se expresa mediante una colección de 5 memes </text:span><text:span text:style-name="T32">(no genéricos… relacionados al proyecto y construidos por ustedes)</text:span></text:p>
          </table:table-cell>
          <table:table-cell table:style-name="Table1.C2" office:value-type="float" office:value="12.5">
            <text:p text:style-name="P40">12,5</text:p>
          </table:table-cell>
        </table:table-row>
      </table:table>
      <text:p text:style-name="P14"/>
      <text:p text:style-name="P39">Tabla <text:sequence text:ref-name="refTabla1" text:name="Tabla" text:formula="ooow:Tabla+1" style:num-format="1">2</text:sequence>: Distribución de puntos por calificación</text:p>
      <table:table table:name="Table3" table:style-name="Table3">
        <table:table-column table:style-name="Table3.A" table:number-columns-repeated="5"/>
        <table:table-row table:style-name="TableLine94052457320688">
          <table:table-cell table:style-name="Table3.A1" office:value-type="string">
            <text:p text:style-name="P4">Excelente</text:p>
          </table:table-cell>
          <table:table-cell table:style-name="Table3.A1" office:value-type="string">
            <text:p text:style-name="P5">Bueno</text:p>
          </table:table-cell>
          <table:table-cell table:style-name="Table3.A1" office:value-type="string">
            <text:p text:style-name="P4">Regular</text:p>
          </table:table-cell>
          <table:table-cell table:style-name="Table3.A1" office:value-type="string">
            <text:p text:style-name="P4">Malo</text:p>
          </table:table-cell>
          <table:table-cell table:style-name="Table3.E1" office:value-type="string">
            <text:p text:style-name="P4">Deficiente</text:p>
          </table:table-cell>
        </table:table-row>
        <table:table-row table:style-name="TableLine94052457418576">
          <table:table-cell table:style-name="Table3.A2" office:value-type="string">
            <text:p text:style-name="P13">5 puntos</text:p>
          </table:table-cell>
          <table:table-cell table:style-name="Table3.A2" office:value-type="string">
            <text:p text:style-name="P13">4 puntos</text:p>
          </table:table-cell>
          <table:table-cell table:style-name="Table3.A2" office:value-type="string">
            <text:p text:style-name="P13">3 puntos</text:p>
          </table:table-cell>
          <table:table-cell table:style-name="Table3.A2" office:value-type="string">
            <text:p text:style-name="P13">2 puntos</text:p>
          </table:table-cell>
          <table:table-cell table:style-name="Table3.E2" office:value-type="string">
            <text:p text:style-name="P13">1 punto</text:p>
          </table:table-cell>
        </table:table-row>
      </table:table>
      <text:p text:style-name="P2"/>
      <text:p text:style-name="P2"><text:soft-page-break/>Estimación de tiempo</text:p>
      <text:list xml:id="list3276123533" text:style-name="L2">
        <text:list-item>
          <text:p text:style-name="P48"><text:span text:style-name="T7">Este proyecto será </text:span><text:span text:style-name="T8">en grupos de 5 personas</text:span></text:p>
        </text:list-item>
        <text:list-item>
          <text:p text:style-name="P49"><text:span text:style-name="T5">Fecha de entrega: </text:span><text:span text:style-name="T12">Miércoles</text:span><text:span text:style-name="T11"> </text:span><text:span text:style-name="T12">28</text:span><text:span text:style-name="T11">, </text:span><text:span text:style-name="T12">Abril</text:span><text:span text:style-name="T11"> 202</text:span><text:span text:style-name="T12">1</text:span></text:p>
          <text:list>
            <text:list-item>
              <text:p text:style-name="P44">10:00 p.m GMT-6</text:p>
            </text:list-item>
            <text:list-item>
              <text:p text:style-name="P45">Las revisiones se harán en clase</text:p>
            </text:list-item>
          </text:list>
        </text:list-item>
      </text:list>
      <text:p text:style-name="P26"/>
      <text:p text:style-name="P26">El profe cree más o menos que ustedes puede que duren más o menos la siguiente cantidad de tiempo: </text:p>
      <text:p text:style-name="P26"/>
      <table:table table:name="Table6" table:style-name="Table6">
        <table:table-column table:style-name="Table6.A"/>
        <table:table-column table:style-name="Table6.B"/>
        <table:table-row table:style-name="TableLine94052457412128">
          <table:table-cell table:style-name="Table6.A1" office:value-type="string">
            <text:p text:style-name="P27">Rubro</text:p>
          </table:table-cell>
          <table:table-cell table:style-name="Table6.B1" office:value-type="string">
            <text:p text:style-name="P27">Horas</text:p>
          </table:table-cell>
        </table:table-row>
        <table:table-row table:style-name="TableLine94052457461760">
          <table:table-cell table:style-name="Table6.A2" office:value-type="string">
            <text:p text:style-name="P25">Diseño del Explorador y sus salidas</text:p>
          </table:table-cell>
          <table:table-cell table:style-name="Table6.B2" office:value-type="string">
            <text:p text:style-name="P25">2</text:p>
          </table:table-cell>
        </table:table-row>
        <table:table-row table:style-name="TableLine94052457463264">
          <table:table-cell table:style-name="Table6.A2" office:value-type="string">
            <text:p text:style-name="P38"><text:span text:style-name="T7">P</text:span><text:span text:style-name="T5">rogramación del Explorador</text:span></text:p>
          </table:table-cell>
          <table:table-cell table:style-name="Table6.B2" office:value-type="string">
            <text:p text:style-name="P25">4</text:p>
          </table:table-cell>
        </table:table-row>
        <table:table-row table:style-name="TableLine94052457463920">
          <table:table-cell table:style-name="Table6.A2" office:value-type="string">
            <text:p text:style-name="P25">Pruebas contra ejemplos del lenguaje</text:p>
          </table:table-cell>
          <table:table-cell table:style-name="Table6.B2" office:value-type="string">
            <text:p text:style-name="P25">1</text:p>
          </table:table-cell>
        </table:table-row>
        <table:table-row table:style-name="TableLine94052457464736">
          <table:table-cell table:style-name="Table6.A2" office:value-type="string">
            <text:p text:style-name="P25">Modificación de la gramática</text:p>
          </table:table-cell>
          <table:table-cell table:style-name="Table6.B2" office:value-type="string">
            <text:p text:style-name="P25">3</text:p>
          </table:table-cell>
        </table:table-row>
      </table:table>
      <text:p text:style-name="P26"/>
      <text:p text:style-name="P35">Los estimados NO son precis<text:span text:style-name="T25">o</text:span>s, <text:span text:style-name="T15">puede que les tome más o menos tiempo</text:span>, pero les dan una idea para ayudarse a distribuir el tiempo. Recuerden que tiene otros cursos con los que cumplir.</text:p>
      <text:p text:style-name="P12"/>
      <text:p text:style-name="P52"><text:span text:style-name="T31">Aspectos Generales</text:span></text:p>
      <text:list xml:id="list746258774" text:style-name="L3">
        <text:list-item>
          <text:p text:style-name="P50"><text:span text:style-name="T5">Canal de entrega: </text:span><text:span text:style-name="T12">Se hará mediante el repositorio de gitlab. En este deben aparecer commits de todxs lxs participantes del grupo.</text:span></text:p>
        </text:list-item>
        <text:list-item>
          <text:p text:style-name="P46">Los trabajos de entrega tardía no se calificarán.</text:p>
        </text:list-item>
        <text:list-item>
          <text:p text:style-name="P46">Se aclararán dudas sobre la progra vía Telegram.</text:p>
        </text:list-item>
        <text:list-item>
          <text:p text:style-name="P47">Pueden solicitar que en clase sincrónica se reserve un espacio para hablar de la progra.</text:p>
        </text:list-item>
        <text:list-item>
          <text:p text:style-name="P51"><text:span text:style-name="T8">P</text:span><text:span text:style-name="T6">ueden debatir con otros </text:span><text:span text:style-name="T8">grupos</text:span><text:span text:style-name="T6"> sobre posibles formas de resolver los problemas pero las implementaciones deben ser realizadas de forma </text:span><text:span text:style-name="T8">independiente entre grupos</text:span><text:span text:style-name="T6"> pues deben estar preparados para defender su trabajo durante una revisió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C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Paragraph" style:display-name="First Paragraph" style:family="paragraph" style:parent-style-name="Text_20_body" style:next-style-name="Text_20_body" style:default-outline-level=""/>
    <style:style style:name="Source_20_Code" style:display-name="Source Code" style:family="paragraph" style:parent-style-name="Standard" style:default-outline-level=""/>
    <style:style style:name="Figure" style:family="paragraph" style:parent-style-name="Standard" style:default-outline-level="" style:class="extra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Compact" style:family="paragraph" style:parent-style-name="Text_20_body" style:default-outline-level="">
      <style:paragraph-properties fo:margin-top="0.064cm" fo:margin-bottom="0.064cm" style:contextual-spacing="false"/>
    </style:style>
    <style:style style:name="Drawing" style:family="paragraph" style:parent-style-name="Caption" style:class="extra"/>
    <style:style style:name="Tabla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ImportTok" style:family="text" style:parent-style-name="Verbatim_20_Char"/>
    <style:style style:name="NormalTok" style:family="text" style:parent-style-name="Verbatim_20_Char"/>
    <style:style style:name="Keyword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StringTok" style:family="text" style:parent-style-name="Verbatim_20_Char">
      <style:text-properties fo:color="#4070a0" loext:opacity="100%"/>
    </style:style>
    <style:style style:name="BuiltInTok" style:family="text" style:parent-style-name="Verbatim_20_Char"/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DecValTok" style:family="text" style:parent-style-name="Verbatim_20_Char">
      <style:text-properties fo:color="#40a07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5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6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7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8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loext:num-list-format="%2%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loext:num-list-format="%4%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loext:num-list-format="%6%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loext:num-list-format="%8%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Converted1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date>2021-09-16T10:01:06.423572034</dc:date>
    <meta:editing-duration>PT2H53M3S</meta:editing-duration>
    <meta:editing-cycles>36</meta:editing-cycles>
    <meta:document-statistic meta:table-count="3" meta:image-count="0" meta:object-count="0" meta:page-count="4" meta:paragraph-count="84" meta:word-count="843" meta:character-count="5330" meta:non-whitespace-character-count="4571"/>
  </office:meta>
</office:document-meta>
</file>